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mic Sans MS" svg:font-family="Comic Sans MS"/>
    <style:font-face style:name="Times" svg:font-family="Times"/>
  </office:font-face-decls>
  <office:automatic-styles>
    <style:style style:name="P1" style:family="paragraph" style:parent-style-name="Standard">
      <style:paragraph-properties fo:text-align="center"/>
      <style:text-properties style:font-name="Times" fo:font-size="11.0pt" fo:color="#00000a"/>
    </style:style>
    <style:style style:name="P2" style:family="paragraph" style:parent-style-name="Standard">
      <style:paragraph-properties fo:margin-left="0.5000in" fo:text-align="justify" fo:text-indent="-0.5000in">
        <style:tab-stops>
          <style:tab-stop style:position="0.1528in"/>
          <style:tab-stop style:position="0.5000in"/>
        </style:tab-stops>
      </style:paragraph-properties>
      <style:text-properties style:font-name="Comic Sans MS" fo:font-size="11.0pt" fo:color="#00000a"/>
    </style:style>
    <style:style style:name="P3" style:family="paragraph" style:parent-style-name="Standard">
      <style:paragraph-properties fo:margin-left="0.5000in" fo:text-align="justify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1.0pt" fo:color="#00000a"/>
    </style:style>
    <style:style style:name="P4" style:family="paragraph" style:parent-style-name="Standard">
      <style:paragraph-properties fo:margin-left="0.5000in" fo:text-align="justify"/>
      <style:text-properties style:font-name="Comic Sans MS" fo:font-size="11.0pt" fo:color="#00000a"/>
    </style:style>
    <style:style style:name="P5" style:family="paragraph" style:parent-style-name="Standard">
      <style:paragraph-properties fo:margin-left="0.5000in" fo:text-align="justify"/>
      <style:text-properties style:font-name="Times" fo:font-size="11.0pt" fo:color="#00000a"/>
    </style:style>
    <style:style style:name="P6" style:family="paragraph" style:parent-style-name="Standard">
      <style:paragraph-properties fo:text-align="justify"/>
      <style:text-properties style:font-name="Comic Sans MS" fo:font-size="11.0pt" fo:color="#00000a"/>
    </style:style>
    <style:style style:name="P7" style:family="paragraph" style:parent-style-name="Standard">
      <style:paragraph-properties fo:text-align="justify" style:line-height-at-least="0.1388in"/>
      <style:text-properties style:font-name="Times" fo:font-size="11.0pt" fo:color="#0000ff"/>
    </style:style>
    <style:style style:name="P8" style:family="paragraph" style:parent-style-name="Standard">
      <style:paragraph-properties fo:text-align="justify"/>
      <style:text-properties style:font-name="Times" fo:font-size="11.0pt" fo:color="#00000a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>TUTORIAL – 10 Shell scripts</text:span></text:p>
      <text:p text:style-name="P1"><text:span text:style-name="T1"/></text:p>
      <text:list text:style-name="L1">
        <text:list-item>
          <text:p text:style-name="P2"><text:span text:style-name="T2">Write a menu-driven shell script to implement simple calculator with simple operations (add, subtract, multiplication, division) using select and case statements. Use command line arguments to provide input to the calculator.</text:span></text:p>
        </text:list-item>
        <text:list-item>
          <text:p text:style-name="P3"/>
        </text:list-item>
      </text:list>
      <text:p text:style-name="P4"><text:span text:style-name="T2">a=$1</text:span></text:p>
      <text:p text:style-name="P4"><text:span text:style-name="T2">b=$2</text:span></text:p>
      <text:p text:style-name="P4"><text:span text:style-name="T2">PS3="Enter the operator:"</text:span></text:p>
      <text:p text:style-name="P4"><text:span text:style-name="T2">select i in "+" "-" "*" "/"</text:span></text:p>
      <text:p text:style-name="P4"><text:span text:style-name="T2">do</text:span></text:p>
      <text:p text:style-name="P4"><text:span text:style-name="T2">case $i in</text:span></text:p>
      <text:p text:style-name="P4"><text:span text:style-name="T2">"+")echo Answer=$((a+b));;</text:span></text:p>
      <text:p text:style-name="P4"><text:span text:style-name="T2">"-")echo Answer=$((a-b));;</text:span></text:p>
      <text:p text:style-name="P4"><text:span text:style-name="T2">"*")echo Answer=$((a*b));;</text:span></text:p>
      <text:p text:style-name="P4"><text:span text:style-name="T2">"/")echo Answer=$((a/b));;</text:span></text:p>
      <text:p text:style-name="P4"><text:span text:style-name="T2">*) exit;;</text:span></text:p>
      <text:p text:style-name="P4"><text:span text:style-name="T2">esac</text:span></text:p>
      <text:p text:style-name="P4"><text:span text:style-name="T2">done</text:span></text:p>
      <text:p text:style-name="P4"><text:span text:style-name="T2"/></text:p>
      <text:p text:style-name="P4"><text:span text:style-name="T2">a=$1</text:span></text:p>
      <text:p text:style-name="P4"><text:span text:style-name="T2">b=$2</text:span></text:p>
      <text:p text:style-name="P4"><text:span text:style-name="T2">echo "Enter the operator:"</text:span></text:p>
      <text:p text:style-name="P4"><text:span text:style-name="T2">select i in "+" "-" "*" "/"</text:span></text:p>
      <text:p text:style-name="P4"><text:span text:style-name="T2">do</text:span></text:p>
      <text:p text:style-name="P4"><text:span text:style-name="T2">case $i in</text:span></text:p>
      <text:p text:style-name="P4"><text:span text:style-name="T2">"+")echo Answer=$((a+b));;</text:span></text:p>
      <text:p text:style-name="P4"><text:span text:style-name="T2">"-")echo Answer=$((a-b));;</text:span></text:p>
      <text:p text:style-name="P4"><text:span text:style-name="T2">"*")echo Answer=$((a*b));;</text:span></text:p>
      <text:p text:style-name="P4"><text:span text:style-name="T2">"/")echo Answer=$((a/b));;</text:span></text:p>
      <text:p text:style-name="P4"><text:span text:style-name="T2">*) exit;;</text:span></text:p>
      <text:p text:style-name="P4"><text:span text:style-name="T2">esac</text:span></text:p>
      <text:p text:style-name="P4"><text:span text:style-name="T2">done</text:span></text:p>
      <text:p text:style-name="P4"><text:span text:style-name="T2"/></text:p>
      <text:p text:style-name="P5"><text:span text:style-name="T2"/></text:p>
      <text:p text:style-name="P5"><text:span text:style-name="T2"/></text:p>
      <text:p text:style-name="P4"><text:span text:style-name="T2">csea24@CCL-24:~$ ./menucalc.sh 4 5</text:span></text:p>
      <text:p text:style-name="P4"><text:span text:style-name="T2">1) +</text:span></text:p>
      <text:p text:style-name="P4"><text:span text:style-name="T2">2) -</text:span></text:p>
      <text:p text:style-name="P4"><text:span text:style-name="T2">3) *</text:span></text:p>
      <text:p text:style-name="P4"><text:span text:style-name="T2">4) /</text:span></text:p>
      <text:p text:style-name="P4"><text:span text:style-name="T2">Enter the operator:1</text:span></text:p>
      <text:p text:style-name="P4"><text:span text:style-name="T2">Answer=9</text:span></text:p>
      <text:p text:style-name="P4"><text:span text:style-name="T2">Enter the operator:2</text:span></text:p>
      <text:p text:style-name="P4"><text:span text:style-name="T2">Answer=-1</text:span></text:p>
      <text:p text:style-name="P4"><text:span text:style-name="T2">Enter the operator:3</text:span></text:p>
      <text:p text:style-name="P4"><text:span text:style-name="T2">Answer=20</text:span></text:p>
      <text:p text:style-name="P4"><text:span text:style-name="T2">Enter the operator:4</text:span></text:p>
      <text:p text:style-name="P4"><text:span text:style-name="T2">Answer=0</text:span></text:p>
      <text:p text:style-name="P4"><text:span text:style-name="T2">Enter the operator:5</text:span></text:p>
      <text:p text:style-name="P4"><text:span text:style-name="T2"/></text:p>
      <text:list text:style-name="L1">
        <text:list-item>
          <text:p text:style-name="P2"><text:span text:style-name="T2">Write a shell script to print the name of the script, number of arguments and the arguments that are passed.</text:span></text:p>
        </text:list-item>
      </text:list>
      <text:p text:style-name="P5"><text:span text:style-name="T2"/></text:p>
      <text:p text:style-name="P4"><text:span text:style-name="T2">echo Name of the script=$0</text:span></text:p>
      <text:p text:style-name="P4"><text:span text:style-name="T2">echo No. of arguments=$#</text:span></text:p>
      <text:p text:style-name="P4"><text:span text:style-name="T2">echo passed arguments</text:span></text:p>
      <text:p text:style-name="P4"><text:span text:style-name="T2">c=0</text:span></text:p>
      <text:p text:style-name="P4"><text:span text:style-name="T2">d=$#</text:span></text:p>
      <text:p text:style-name="P4"><text:span text:style-name="T2">while [[ "$c" -le "$d" ]];</text:span></text:p>
      <text:p text:style-name="P4"><text:span text:style-name="T2">do</text:span></text:p>
      <text:p text:style-name="P4"><text:span text:style-name="T2">echo $1</text:span></text:p>
      <text:p text:style-name="P4"><text:span text:style-name="T2">c=$((c+1))</text:span></text:p>
      <text:p text:style-name="P4"><text:span text:style-name="T2">shift</text:span></text:p>
      <text:p text:style-name="P4"><text:span text:style-name="T2">done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4"><text:span text:style-name="T2">csea24@CCL-24:~$ ./arg.sc 3 2 4 5 7 8 12</text:span></text:p>
      <text:p text:style-name="P4"><text:span text:style-name="T2">Name of the script=./arg.sc</text:span></text:p>
      <text:p text:style-name="P4"><text:span text:style-name="T2">No. of arguments=7</text:span></text:p>
      <text:p text:style-name="P4"><text:span text:style-name="T2">passed arguments</text:span></text:p>
      <text:p text:style-name="P4"><text:span text:style-name="T2">3</text:span></text:p>
      <text:p text:style-name="P4"><text:span text:style-name="T2">2</text:span></text:p>
      <text:p text:style-name="P4"><text:span text:style-name="T2">4</text:span></text:p>
      <text:p text:style-name="P4"><text:span text:style-name="T2">5</text:span></text:p>
      <text:p text:style-name="P4"><text:span text:style-name="T2">7</text:span></text:p>
      <text:p text:style-name="P4"><text:span text:style-name="T2">8</text:span></text:p>
      <text:p text:style-name="P4"><text:span text:style-name="T2">12</text:span></text:p>
      <text:p text:style-name="P4"><text:span text:style-name="T2"/></text:p>
      <text:list text:style-name="L1">
        <text:list-item>
          <text:p text:style-name="P2"><text:span text:style-name="T2">Write shell script to read a text file name and count the number of lines using function. Pass the file name as an argument to the function. Return the count and print it</text:span></text:p>
        </text:list-item>
      </text:list>
      <text:p text:style-name="P6"><text:span text:style-name="T1"><text:tab/>Ex: input: filename</text:span></text:p>
      <text:p text:style-name="P6"><text:span text:style-name="T1"><text:s text:c="16"/>output: 10</text:span></text:p>
      <text:p text:style-name="P7"><text:span text:style-name="T2"><text:tab/>Hint:</text:span></text:p>
      <text:p text:style-name="P7"><text:span text:style-name="T2"><text:tab/><text:tab/>Function call &amp; return example</text:span></text:p>
      <text:p text:style-name="P7"><text:span text:style-name="T2"><text:tab/><text:tab/>function greeting()</text:span></text:p>
      <text:p text:style-name="P7"><text:span text:style-name="T2"><text:tab/><text:tab/>{</text:span></text:p>
      <text:p text:style-name="P7"><text:span text:style-name="T2"><text:tab/><text:tab/>str="Hello,$name"</text:span></text:p>
      <text:p text:style-name="P7"><text:span text:style-name="T2"><text:tab/><text:tab/>echo $str</text:span></text:p>
      <text:p text:style-name="P7"><text:span text:style-name="T2"><text:tab/><text:tab/>}</text:span></text:p>
      <text:p text:style-name="P7"><text:span text:style-name="T2"><text:tab/><text:tab/>echo "Enter your name"</text:span></text:p>
      <text:p text:style-name="P7"><text:span text:style-name="T2"><text:tab/><text:tab/>readname</text:span></text:p>
      <text:p text:style-name="P7"><text:span text:style-name="T2"><text:tab/><text:tab/>val=$(greeting)</text:span></text:p>
      <text:p text:style-name="P7"><text:span text:style-name="T2"><text:tab/><text:tab/>echo "Return value of the function is $val"</text:span></text:p>
      <text:p text:style-name="P6"><text:span text:style-name="T2"><text:tab/><text:tab/>File reading example</text:span></text:p>
      <text:p text:style-name="P6"><text:span text:style-name="T2"><text:tab/><text:tab/>file='ex.txt'</text:span></text:p>
      <text:p text:style-name="P6"><text:span text:style-name="T2"><text:tab/><text:tab/>while read line; do</text:span></text:p>
      <text:p text:style-name="P6"><text:span text:style-name="T2"><text:tab/><text:tab/>echo $line</text:span></text:p>
      <text:p text:style-name="P6"><text:span text:style-name="T2"><text:tab/><text:tab/>done &lt; $file</text:span></text:p>
      <text:p text:style-name="P8"><text:span text:style-name="T2"/></text:p>
      <text:p text:style-name="P8"><text:span text:style-name="T2"/></text:p>
      <text:p text:style-name="P6"><text:span text:style-name="T2">function fun()</text:span></text:p>
      <text:p text:style-name="P6"><text:span text:style-name="T2">{</text:span></text:p>
      <text:p text:style-name="P6"><text:span text:style-name="T2">file=$1</text:span></text:p>
      <text:p text:style-name="P6"><text:span text:style-name="T2">c=0</text:span></text:p>
      <text:p text:style-name="P6"><text:span text:style-name="T2">while read line</text:span></text:p>
      <text:p text:style-name="P6"><text:span text:style-name="T2">do</text:span></text:p>
      <text:p text:style-name="P6"><text:span text:style-name="T2">c=$((c+1))</text:span></text:p>
      <text:p text:style-name="P6"><text:span text:style-name="T2">done &lt; $file</text:span></text:p>
      <text:p text:style-name="P6"><text:span text:style-name="T2">echo No. of lines in the file = $c</text:span></text:p>
      <text:p text:style-name="P6"><text:span text:style-name="T2">}</text:span></text:p>
      <text:p text:style-name="P6"><text:span text:style-name="T2">fun $1</text:span></text:p>
      <text:p text:style-name="P8"><text:span text:style-name="T2"/></text:p>
      <text:p text:style-name="P8"><text:span text:style-name="T2"/></text:p>
      <text:p text:style-name="P6"><text:span text:style-name="T2">csea24@CCL-24:~$ ./lines.sc numbers.txt</text:span></text:p>
      <text:p text:style-name="P6"><text:span text:style-name="T2">No. of lines in the file = 12</text:span></text:p>
      <text:list text:style-name="L1">
        <text:list-item>
          <text:p text:style-name="P2"><text:span text:style-name="T2">Write shell script to read files (check if it is a text file) from current directorty and count the number of lines across the files using function.</text:span></text:p>
        </text:list-item>
      </text:list>
      <text:p text:style-name="P6"><text:span text:style-name="T2"/></text:p>
      <text:p text:style-name="P6"><text:span text:style-name="T1"><text:tab/>Ex: files from current directory</text:span></text:p>
      <text:p text:style-name="P6"><text:span text:style-name="T1"><text:tab/><text:s text:c="6"/>c1 is count of file 1, c2 is count of file 2, <text:s/>c3 is count of file 3</text:span></text:p>
      <text:p text:style-name="P6"><text:span text:style-name="T1"><text:tab/><text:s text:c="6"/>If directory contains only 3 files, the output should be</text:span></text:p>
      <text:p text:style-name="P6"><text:span text:style-name="T1"><text:s text:c="84"/>c1+c2+c3</text:span></text:p>
      <text:p text:style-name="P8"><text:span text:style-name="T2"/></text:p>
      <text:p text:style-name="P8"><text:span text:style-name="T2"/></text:p>
      <text:p text:style-name="P6"><text:span text:style-name="T2">function fun()</text:span></text:p>
      <text:p text:style-name="P6"><text:span text:style-name="T2">{</text:span></text:p>
      <text:p text:style-name="P6"><text:span text:style-name="T2">file=$1</text:span></text:p>
      <text:p text:style-name="P6"><text:span text:style-name="T2">c=0</text:span></text:p>
      <text:p text:style-name="P6"><text:span text:style-name="T2">while read line</text:span></text:p>
      <text:p text:style-name="P6"><text:span text:style-name="T2">do</text:span></text:p>
      <text:p text:style-name="P6"><text:span text:style-name="T2">c=$((c+1))</text:span></text:p>
      <text:p text:style-name="P6"><text:span text:style-name="T2">done &lt; $file</text:span></text:p>
      <text:p text:style-name="P6"><text:span text:style-name="T2">echo $c</text:span></text:p>
      <text:p text:style-name="P6"><text:span text:style-name="T2">}</text:span></text:p>
      <text:p text:style-name="P8"><text:span text:style-name="T2"/></text:p>
      <text:p text:style-name="P6"><text:span text:style-name="T2">lines=0</text:span></text:p>
      <text:p text:style-name="P6"><text:span text:style-name="T2">for i in *.txt</text:span></text:p>
      <text:p text:style-name="P6"><text:span text:style-name="T2">do</text:span></text:p>
      <text:p text:style-name="P6"><text:span text:style-name="T2">line=$(fun $i)</text:span></text:p>
      <text:p text:style-name="P6"><text:span text:style-name="T2">echo No.of lines in $i = $line</text:span></text:p>
      <text:p text:style-name="P6"><text:span text:style-name="T2">lines=$((lines+line))</text:span></text:p>
      <text:p text:style-name="P6"><text:span text:style-name="T2">done</text:span></text:p>
      <text:p text:style-name="P6"><text:span text:style-name="T2">echo Total no. of lines = $lines</text:span></text:p>
      <text:p text:style-name="P8"><text:span text:style-name="T2"/></text:p>
      <text:p text:style-name="P6"><text:span text:style-name="T2">csea24@CCL-24:~/fol1$ ./totlines.sc</text:span></text:p>
      <text:p text:style-name="P6"><text:span text:style-name="T2">No.of lines in f1.txt = 6</text:span></text:p>
      <text:p text:style-name="P6"><text:span text:style-name="T2">No.of lines in f2.txt = 5</text:span></text:p>
      <text:p text:style-name="P6"><text:span text:style-name="T2">No.of lines in f3.txt = 5</text:span></text:p>
      <text:p text:style-name="P6"><text:span text:style-name="T2">Total no. of lines = 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  <meta:initial-creator>staff</meta:initial-creator>
  </office:meta>
</office:document-meta>
</file>